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3.4375in"/>
    </style:style>
    <style:style style:name="Table1.B" style:family="table-column">
      <style:table-column-properties style:column-width="3.4896in"/>
    </style:style>
    <style:style style:name="Table1.A1" style:family="table-cell">
      <style:table-cell-properties style:border-line-width="0.0111in 0.0111in 0.0111in" fo:padding="0.0382in" fo:border="2.4pt double #000000"/>
    </style:style>
    <style:style style:name="Table1.2" style:family="table-row">
      <style:table-row-properties style:min-row-height="0.409in"/>
    </style:style>
    <style:style style:name="Table1.A2" style:family="table-cell">
      <style:table-cell-properties style:border-line-width-left="0.0111in 0.0111in 0.0111in" style:border-line-width-bottom="0.0111in 0.0111in 0.0111in" fo:padding="0.0382in" fo:border-left="2.4pt double #000000" fo:border-right="none" fo:border-top="none" fo:border-bottom="2.4pt double #000000"/>
    </style:style>
    <style:style style:name="Table1.B2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4pt double #000000" fo:border-right="2.4pt double #000000" fo:border-top="none" fo:border-bottom="2.4pt double #000000"/>
    </style:style>
    <style:style style:name="Table1.3" style:family="table-row">
      <style:table-row-properties style:min-row-height="1.5306in"/>
    </style:style>
    <style:style style:name="Table4" style:family="table">
      <style:table-properties style:width="3.4132in" table:align="margins"/>
    </style:style>
    <style:style style:name="Table4.A" style:family="table-column">
      <style:table-column-properties style:column-width="3.4132in" style:rel-column-width="65535*"/>
    </style:style>
    <style:style style:name="Table4.1" style:family="table-row">
      <style:table-row-properties style:min-row-height="0.8771in"/>
    </style:style>
    <style:style style:name="Table4.A1" style:family="table-cell">
      <style:table-cell-properties fo:padding="0.0382in" fo:border="1pt groove #000000"/>
    </style:style>
    <style:style style:name="Table4.A2" style:family="table-cell">
      <style:table-cell-properties fo:padding="0.0382in" fo:border-left="1pt groove #000000" fo:border-right="1pt groove #000000" fo:border-top="none" fo:border-bottom="1pt groove #000000"/>
    </style:style>
    <style:style style:name="Table13" style:family="table">
      <style:table-properties style:width="3.125in" table:align="left"/>
    </style:style>
    <style:style style:name="Table13.A" style:family="table-column">
      <style:table-column-properties style:column-width="3.125in"/>
    </style:style>
    <style:style style:name="Table13.A1" style:family="table-cell">
      <style:table-cell-properties fo:padding="0.0382in" fo:border="1pt groove #000000"/>
    </style:style>
    <style:style style:name="Table13.A2" style:family="table-cell">
      <style:table-cell-properties fo:padding="0.0382in" fo:border-left="1pt groove #000000" fo:border-right="1pt groove #000000" fo:border-top="none" fo:border-bottom="1pt groove #000000"/>
    </style:style>
    <style:style style:name="Table2" style:family="table">
      <style:table-properties style:width="1.875in" table:align="left"/>
    </style:style>
    <style:style style:name="Table2.A" style:family="table-column">
      <style:table-column-properties style:column-width="1.875in"/>
    </style:style>
    <style:style style:name="Table2.A1" style:family="table-cell">
      <style:table-cell-properties fo:padding="0.0382in" fo:border="1pt groove #000000"/>
    </style:style>
    <style:style style:name="Table2.A2" style:family="table-cell">
      <style:table-cell-properties fo:padding="0.0382in" fo:border-left="1pt groove #000000" fo:border-right="1pt groove #000000" fo:border-top="none" fo:border-bottom="1pt groove #000000"/>
    </style:style>
    <style:style style:name="Table3" style:family="table">
      <style:table-properties style:width="5.625in" table:align="left"/>
    </style:style>
    <style:style style:name="Table3.A" style:family="table-column">
      <style:table-column-properties style:column-width="2.6215in"/>
    </style:style>
    <style:style style:name="Table3.B" style:family="table-column">
      <style:table-column-properties style:column-width="3.0035in"/>
    </style:style>
    <style:style style:name="Table3.1" style:family="table-row">
      <style:table-row-properties style:min-row-height="0.3125in"/>
    </style:style>
    <style:style style:name="Table3.A1" style:family="table-cell">
      <style:table-cell-properties style:border-line-width="0.0111in 0.0111in 0.0111in" fo:padding="0.0382in" fo:border="2.4pt double #000000"/>
    </style:style>
    <style:style style:name="Table3.2" style:family="table-row">
      <style:table-row-properties style:min-row-height="0.8139in"/>
    </style:style>
    <style:style style:name="Table3.A2" style:family="table-cell">
      <style:table-cell-properties style:border-line-width-left="0.0111in 0.0111in 0.0111in" style:border-line-width-bottom="0.0111in 0.0111in 0.0111in" fo:padding="0.0382in" fo:border-left="2.4pt double #000000" fo:border-right="none" fo:border-top="none" fo:border-bottom="2.4pt double #000000"/>
    </style:style>
    <style:style style:name="Table3.B2" style:family="table-cell">
      <style:table-cell-properties style:vertical-align="middle" style:border-line-width-left="0.0111in 0.0111in 0.0111in" style:border-line-width-right="0.0111in 0.0111in 0.0111in" style:border-line-width-bottom="0.0111in 0.0111in 0.0111in" fo:padding="0.0382in" fo:border-left="2.4pt double #000000" fo:border-right="2.4pt double #000000" fo:border-top="none" fo:border-bottom="2.4pt double #000000"/>
    </style:style>
    <style:style style:name="Table3.3" style:family="table-row">
      <style:table-row-properties style:min-row-height="0.4757in"/>
    </style:style>
    <style:style style:name="Table3.A3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4pt double #000000" fo:border-right="2.4pt double #000000" fo:border-top="none" fo:border-bottom="2.4pt double #000000"/>
    </style:style>
    <style:style style:name="Table5" style:family="table">
      <style:table-properties style:width="2.4396in" table:align="left"/>
    </style:style>
    <style:style style:name="Table5.A" style:family="table-column">
      <style:table-column-properties style:column-width="2.4396in"/>
    </style:style>
    <style:style style:name="Table5.A1" style:family="table-cell">
      <style:table-cell-properties style:border-line-width="0.0069in 0.0035in 0.0035in" fo:padding="0.0382in" fo:border="1pt double #000000"/>
    </style:style>
    <style:style style:name="Table5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11" style:family="table">
      <style:table-properties style:width="1.8146in" fo:margin-left="0.1604in" table:align="left"/>
    </style:style>
    <style:style style:name="Table11.A" style:family="table-column">
      <style:table-column-properties style:column-width="1.8146in"/>
    </style:style>
    <style:style style:name="Table11.A1" style:family="table-cell">
      <style:table-cell-properties style:border-line-width="0.0069in 0.0035in 0.0035in" fo:padding="0.0382in" fo:border="1pt double #000000"/>
    </style:style>
    <style:style style:name="Table11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12" style:family="table">
      <style:table-properties style:width="1.875in" fo:margin-left="0.1431in" table:align="left"/>
    </style:style>
    <style:style style:name="Table12.A" style:family="table-column">
      <style:table-column-properties style:column-width="1.875in"/>
    </style:style>
    <style:style style:name="Table12.A1" style:family="table-cell">
      <style:table-cell-properties style:border-line-width="0.0069in 0.0035in 0.0035in" fo:padding="0.0382in" fo:border="1pt double #000000"/>
    </style:style>
    <style:style style:name="Table12.2" style:family="table-row">
      <style:table-row-properties style:min-row-height="0.4014in"/>
    </style:style>
    <style:style style:name="Table12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14" style:family="table">
      <style:table-properties style:width="2.066in" table:align="left"/>
    </style:style>
    <style:style style:name="Table14.A" style:family="table-column">
      <style:table-column-properties style:column-width="2.066in"/>
    </style:style>
    <style:style style:name="Table14.A1" style:family="table-cell">
      <style:table-cell-properties style:border-line-width="0.0069in 0.0035in 0.0035in" fo:padding="0.0382in" fo:border="1pt double #000000"/>
    </style:style>
    <style:style style:name="Table14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15" style:family="table">
      <style:table-properties style:width="1.9896in" table:align="margins"/>
    </style:style>
    <style:style style:name="Table15.A" style:family="table-column">
      <style:table-column-properties style:column-width="1.9896in" style:rel-column-width="65535*"/>
    </style:style>
    <style:style style:name="Table15.A1" style:family="table-cell">
      <style:table-cell-properties style:border-line-width="0.0069in 0.0035in 0.0035in" fo:padding="0.0382in" fo:border="1pt double #000000"/>
    </style:style>
    <style:style style:name="Table15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10" style:family="table">
      <style:table-properties style:width="1.875in" table:align="left"/>
    </style:style>
    <style:style style:name="Table10.A" style:family="table-column">
      <style:table-column-properties style:column-width="1.875in"/>
    </style:style>
    <style:style style:name="Table10.A1" style:family="table-cell">
      <style:table-cell-properties style:border-line-width="0.0069in 0.0035in 0.0035in" fo:padding="0.0382in" fo:border="1pt double #000000"/>
    </style:style>
    <style:style style:name="Table10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6" style:family="table">
      <style:table-properties style:width="1.9361in" table:align="left"/>
    </style:style>
    <style:style style:name="Table6.A" style:family="table-column">
      <style:table-column-properties style:column-width="1.9361in"/>
    </style:style>
    <style:style style:name="Table6.A1" style:family="table-cell">
      <style:table-cell-properties style:border-line-width="0.0069in 0.0035in 0.0035in" fo:padding="0.0382in" fo:border="1pt double #000000"/>
    </style:style>
    <style:style style:name="Table6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7" style:family="table">
      <style:table-properties style:width="1.9965in" table:align="left"/>
    </style:style>
    <style:style style:name="Table7.A" style:family="table-column">
      <style:table-column-properties style:column-width="1.9965in"/>
    </style:style>
    <style:style style:name="Table7.A1" style:family="table-cell">
      <style:table-cell-properties style:border-line-width="0.0069in 0.0035in 0.0035in" fo:padding="0.0382in" fo:border="1pt double #000000"/>
    </style:style>
    <style:style style:name="Table7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8" style:family="table">
      <style:table-properties style:width="1.9201in" table:align="margins"/>
    </style:style>
    <style:style style:name="Table8.A" style:family="table-column">
      <style:table-column-properties style:column-width="1.9201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1.9965in" table:align="left"/>
    </style:style>
    <style:style style:name="Table9.A" style:family="table-column">
      <style:table-column-properties style:column-width="1.9965in"/>
    </style:style>
    <style:style style:name="Table9.A1" style:family="table-cell">
      <style:table-cell-properties style:border-line-width="0.0069in 0.0035in 0.0035in" fo:padding="0.0382in" fo:border="1pt double #000000"/>
    </style:style>
    <style:style style:name="Table9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19" style:family="table">
      <style:table-properties style:width="6.925in" table:align="margins" fo:background-color="transparent">
        <style:background-image/>
      </style:table-properties>
    </style:style>
    <style:style style:name="Table19.A" style:family="table-column">
      <style:table-column-properties style:column-width="3.6958in" style:rel-column-width="34975*"/>
    </style:style>
    <style:style style:name="Table19.B" style:family="table-column">
      <style:table-column-properties style:column-width="3.2292in" style:rel-column-width="30560*"/>
    </style:style>
    <style:style style:name="Table19.A1" style:family="table-cell">
      <style:table-cell-properties style:border-line-width="0.0111in 0.0111in 0.0111in" fo:padding="0.0382in" fo:border="2.4pt double #000000"/>
    </style:style>
    <style:style style:name="Table19.B1" style:family="table-cell">
      <style:table-cell-properties style:border-line-width-right="0.0111in 0.0111in 0.0111in" style:border-line-width-top="0.0111in 0.0111in 0.0111in" style:border-line-width-bottom="0.0111in 0.0111in 0.0111in" fo:padding="0.0382in" fo:border-left="none" fo:border-right="2.4pt double #000000" fo:border-top="2.4pt double #000000" fo:border-bottom="2.4pt double #000000"/>
    </style:style>
    <style:style style:name="Table19.2" style:family="table-row">
      <style:table-row-properties style:min-row-height="5.3708in"/>
    </style:style>
    <style:style style:name="Table19.A2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4pt double #000000" fo:border-right="2.4pt double #000000" fo:border-top="none" fo:border-bottom="2.4pt double #000000"/>
    </style:style>
    <style:style style:name="Table18" style:family="table">
      <style:table-properties style:width="2.6215in" fo:margin-left="0.1528in" table:align="left"/>
    </style:style>
    <style:style style:name="Table18.A" style:family="table-column">
      <style:table-column-properties style:column-width="2.6215in"/>
    </style:style>
    <style:style style:name="Table18.A1" style:family="table-cell">
      <style:table-cell-properties style:border-line-width="0.0069in 0.0035in 0.0035in" fo:padding="0.0382in" fo:border="1pt double #000000"/>
    </style:style>
    <style:style style:name="Table18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17" style:family="table">
      <style:table-properties style:width="2.7521in" table:align="left"/>
    </style:style>
    <style:style style:name="Table17.A" style:family="table-column">
      <style:table-column-properties style:column-width="2.7521in"/>
    </style:style>
    <style:style style:name="Table17.1" style:family="table-row">
      <style:table-row-properties style:min-row-height="0.0611in"/>
    </style:style>
    <style:style style:name="Table17.A1" style:family="table-cell">
      <style:table-cell-properties style:border-line-width="0.0069in 0.0035in 0.0035in" fo:padding="0.0382in" fo:border="1pt double #000000"/>
    </style:style>
    <style:style style:name="Table17.2" style:family="table-row">
      <style:table-row-properties style:min-row-height="0.8139in"/>
    </style:style>
    <style:style style:name="Table17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20" style:family="table">
      <style:table-properties style:width="1.8146in" fo:margin-left="0.1604in" table:align="left"/>
    </style:style>
    <style:style style:name="Table20.A" style:family="table-column">
      <style:table-column-properties style:column-width="1.8146in"/>
    </style:style>
    <style:style style:name="Table20.A1" style:family="table-cell">
      <style:table-cell-properties style:border-line-width="0.0069in 0.0035in 0.0035in" fo:padding="0.0382in" fo:border="1pt double #000000"/>
    </style:style>
    <style:style style:name="Table20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21" style:family="table">
      <style:table-properties style:width="1.875in" fo:margin-left="0.1431in" table:align="left"/>
    </style:style>
    <style:style style:name="Table21.A" style:family="table-column">
      <style:table-column-properties style:column-width="1.875in"/>
    </style:style>
    <style:style style:name="Table21.A1" style:family="table-cell">
      <style:table-cell-properties style:border-line-width="0.0069in 0.0035in 0.0035in" fo:padding="0.0382in" fo:border="1pt double #000000"/>
    </style:style>
    <style:style style:name="Table21.2" style:family="table-row">
      <style:table-row-properties style:min-row-height="0.4014in"/>
    </style:style>
    <style:style style:name="Table21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22" style:family="table">
      <style:table-properties style:width="2.066in" table:align="left"/>
    </style:style>
    <style:style style:name="Table22.A" style:family="table-column">
      <style:table-column-properties style:column-width="2.066in"/>
    </style:style>
    <style:style style:name="Table22.A1" style:family="table-cell">
      <style:table-cell-properties style:border-line-width="0.0069in 0.0035in 0.0035in" fo:padding="0.0382in" fo:border="1pt double #000000"/>
    </style:style>
    <style:style style:name="Table22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23" style:family="table">
      <style:table-properties style:width="1.9896in" table:align="margins"/>
    </style:style>
    <style:style style:name="Table23.A" style:family="table-column">
      <style:table-column-properties style:column-width="1.9896in" style:rel-column-width="65535*"/>
    </style:style>
    <style:style style:name="Table23.A1" style:family="table-cell">
      <style:table-cell-properties style:border-line-width="0.0069in 0.0035in 0.0035in" fo:padding="0.0382in" fo:border="1pt double #000000"/>
    </style:style>
    <style:style style:name="Table23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P1" style:family="paragraph" style:parent-style-name="Table_20_Contents">
      <style:paragraph-properties fo:text-align="center" style:justify-single-word="false"/>
      <style:text-properties fo:font-size="10.5pt" fo:language="fr" fo:country="FR" officeooo:rsid="003ab4f6" officeooo:paragraph-rsid="003ab4f6" style:font-size-asian="10.5pt" style:font-size-complex="10.5pt"/>
    </style:style>
    <style:style style:name="P2" style:family="paragraph" style:parent-style-name="Table_20_Contents">
      <style:paragraph-properties fo:text-align="center" style:justify-single-word="false"/>
      <style:text-properties fo:font-size="10.5pt" fo:language="fr" fo:country="FR" officeooo:rsid="00438213" officeooo:paragraph-rsid="00438213" style:font-size-asian="10.5pt" style:font-size-complex="10.5pt"/>
    </style:style>
    <style:style style:name="P3" style:family="paragraph" style:parent-style-name="Table_20_Contents">
      <style:paragraph-properties fo:text-align="center" style:justify-single-word="false"/>
      <style:text-properties fo:font-size="10.5pt" fo:language="fr" fo:country="FR" officeooo:rsid="00414a1d" officeooo:paragraph-rsid="00414a1d" style:font-size-asian="10.5pt" style:font-size-complex="10.5pt"/>
    </style:style>
    <style:style style:name="P4" style:family="paragraph" style:parent-style-name="Table_20_Contents">
      <style:paragraph-properties fo:text-align="center" style:justify-single-word="false"/>
      <style:text-properties fo:font-size="10.5pt" fo:language="fr" fo:country="FR" officeooo:rsid="004ac0de" officeooo:paragraph-rsid="005caebb" style:font-size-asian="10.5pt" style:font-size-complex="10.5pt"/>
    </style:style>
    <style:style style:name="P5" style:family="paragraph" style:parent-style-name="Table_20_Contents">
      <style:paragraph-properties fo:text-align="start" style:justify-single-word="false"/>
      <style:text-properties fo:font-size="10.5pt" fo:language="fr" fo:country="FR" officeooo:rsid="004ac0de" officeooo:paragraph-rsid="00512915" style:font-size-asian="10.5pt" style:font-size-complex="10.5pt"/>
    </style:style>
    <style:style style:name="P6" style:family="paragraph" style:parent-style-name="Table_20_Contents">
      <style:paragraph-properties fo:text-align="center" style:justify-single-word="false"/>
      <style:text-properties fo:font-size="10.5pt" fo:language="fr" fo:country="FR" officeooo:rsid="0076a69b" officeooo:paragraph-rsid="0076a69b" style:font-size-asian="10.5pt" style:font-size-complex="10.5pt"/>
    </style:style>
    <style:style style:name="P7" style:family="paragraph" style:parent-style-name="Table_20_Contents">
      <style:paragraph-properties fo:text-align="start" style:justify-single-word="false"/>
      <style:text-properties fo:font-size="10.5pt" fo:language="fr" fo:country="FR" officeooo:rsid="00a14bb0" officeooo:paragraph-rsid="00a14bb0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fo:font-size="10.5pt" fo:language="fr" fo:country="FR" officeooo:rsid="005220a3" officeooo:paragraph-rsid="005220a3" style:font-size-asian="10.5pt" style:font-size-complex="10.5pt"/>
    </style:style>
    <style:style style:name="P9" style:family="paragraph" style:parent-style-name="Table_20_Contents">
      <style:paragraph-properties fo:text-align="start" style:justify-single-word="false"/>
      <style:text-properties fo:font-size="10.5pt" fo:language="fr" fo:country="FR" officeooo:rsid="00481197" officeooo:paragraph-rsid="00512915" style:font-size-asian="10.5pt" style:font-size-complex="10.5pt"/>
    </style:style>
    <style:style style:name="P10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fo:font-size="10.5pt" fo:language="fr" fo:country="FR" officeooo:rsid="01adfdd9" officeooo:paragraph-rsid="01adfdd9" style:font-size-asian="10.5pt" style:font-size-complex="10.5pt"/>
    </style:style>
    <style:style style:name="P11" style:family="paragraph" style:parent-style-name="Table_20_Contents">
      <style:paragraph-properties fo:text-align="start" style:justify-single-word="false"/>
      <style:text-properties fo:font-size="10.5pt" fo:language="fr" fo:country="FR" officeooo:rsid="01ac5211" officeooo:paragraph-rsid="01ac5211" style:font-size-asian="10.5pt" style:font-size-complex="10.5pt"/>
    </style:style>
    <style:style style:name="P12" style:family="paragraph" style:parent-style-name="Table_20_Contents">
      <style:paragraph-properties fo:text-align="start" style:justify-single-word="false"/>
      <style:text-properties fo:font-size="10.5pt" fo:language="fr" fo:country="FR" officeooo:rsid="007192dc" officeooo:paragraph-rsid="007192dc" style:font-size-asian="10.5pt"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fo:font-size="10.5pt" fo:language="fr" fo:country="FR" officeooo:rsid="0257051d" officeooo:paragraph-rsid="0257051d" style:font-size-asian="10.5pt" style:font-size-complex="10.5pt"/>
    </style:style>
    <style:style style:name="P14" style:family="paragraph" style:parent-style-name="Table_20_Contents">
      <style:paragraph-properties fo:text-align="start" style:justify-single-word="false"/>
      <style:text-properties fo:font-size="10.5pt" fo:language="fr" fo:country="FR" officeooo:rsid="01b35172" officeooo:paragraph-rsid="01b35172" style:font-size-asian="10.5pt" style:font-size-complex="10.5pt"/>
    </style:style>
    <style:style style:name="P15" style:family="paragraph" style:parent-style-name="Table_20_Contents">
      <style:paragraph-properties fo:text-align="start" style:justify-single-word="false"/>
      <style:text-properties fo:font-size="10.5pt" fo:language="fr" fo:country="FR" officeooo:rsid="007dda5b" officeooo:paragraph-rsid="007dda5b" style:font-size-asian="10.5pt" style:font-size-complex="10.5pt"/>
    </style:style>
    <style:style style:name="P16" style:family="paragraph" style:parent-style-name="Table_20_Contents">
      <style:paragraph-properties fo:text-align="start" style:justify-single-word="false"/>
      <style:text-properties fo:font-size="10.5pt" fo:language="fr" fo:country="FR" officeooo:rsid="00850ec5" officeooo:paragraph-rsid="00850ec5" style:font-size-asian="10.5pt" style:font-size-complex="10.5pt"/>
    </style:style>
    <style:style style:name="P17" style:family="paragraph" style:parent-style-name="Table_20_Contents">
      <style:paragraph-properties fo:text-align="start" style:justify-single-word="false"/>
      <style:text-properties fo:font-size="10.5pt" fo:language="fr" fo:country="FR" officeooo:rsid="00859d80" officeooo:paragraph-rsid="00859d80" style:font-size-asian="10.5pt" style:font-size-complex="10.5pt"/>
    </style:style>
    <style:style style:name="P18" style:family="paragraph" style:parent-style-name="Table_20_Contents">
      <style:paragraph-properties fo:text-align="start" style:justify-single-word="false"/>
      <style:text-properties fo:font-size="10.5pt" fo:language="fr" fo:country="FR" officeooo:rsid="008d4793" officeooo:paragraph-rsid="008d4793" style:font-size-asian="10.5pt" style:font-size-complex="10.5pt"/>
    </style:style>
    <style:style style:name="P19" style:family="paragraph" style:parent-style-name="Table_20_Contents">
      <style:paragraph-properties fo:text-align="start" style:justify-single-word="false"/>
      <style:text-properties fo:font-size="10.5pt" fo:language="fr" fo:country="FR" officeooo:paragraph-rsid="00811372" style:font-size-asian="10.5pt" style:font-size-complex="10.5pt"/>
    </style:style>
    <style:style style:name="P20" style:family="paragraph" style:parent-style-name="Table_20_Contents">
      <style:paragraph-properties fo:text-align="start" style:justify-single-word="false"/>
      <style:text-properties fo:font-size="10.5pt" fo:language="fr" fo:country="FR" officeooo:rsid="008e02b5" officeooo:paragraph-rsid="008e02b5" style:font-size-asian="10.5pt" style:font-size-complex="10.5pt"/>
    </style:style>
    <style:style style:name="P21" style:family="paragraph" style:parent-style-name="Table_20_Contents">
      <style:paragraph-properties fo:text-align="start" style:justify-single-word="false"/>
      <style:text-properties fo:font-size="10.5pt" fo:language="fr" fo:country="FR" officeooo:rsid="008f0bbd" officeooo:paragraph-rsid="008f0bbd" style:font-size-asian="10.5pt" style:font-size-complex="10.5pt"/>
    </style:style>
    <style:style style:name="P22" style:family="paragraph" style:parent-style-name="Table_20_Contents">
      <style:paragraph-properties fo:text-align="start" style:justify-single-word="false"/>
      <style:text-properties fo:font-size="10.5pt" fo:language="fr" fo:country="FR" officeooo:rsid="01af2709" officeooo:paragraph-rsid="01af2709" style:font-size-asian="10.5pt" style:font-size-complex="10.5pt"/>
    </style:style>
    <style:style style:name="P23" style:family="paragraph" style:parent-style-name="Table_20_Contents">
      <style:paragraph-properties fo:text-align="start" style:justify-single-word="false"/>
      <style:text-properties fo:font-size="10.5pt" fo:language="fr" fo:country="FR" officeooo:rsid="0093d3d4" officeooo:paragraph-rsid="0093d3d4" style:font-size-asian="10.5pt" style:font-size-complex="10.5pt"/>
    </style:style>
    <style:style style:name="P24" style:family="paragraph" style:parent-style-name="Table_20_Contents">
      <style:paragraph-properties fo:text-align="start" style:justify-single-word="false"/>
      <style:text-properties fo:font-size="10.5pt" fo:language="fr" fo:country="FR" officeooo:rsid="009474db" officeooo:paragraph-rsid="009474db" style:font-size-asian="10.5pt" style:font-size-complex="10.5pt"/>
    </style:style>
    <style:style style:name="P25" style:family="paragraph" style:parent-style-name="Table_20_Contents">
      <style:paragraph-properties fo:text-align="start" style:justify-single-word="false"/>
      <style:text-properties fo:font-size="10.5pt" fo:language="fr" fo:country="FR" officeooo:rsid="009ccbd9" officeooo:paragraph-rsid="009ccbd9" style:font-size-asian="10.5pt" style:font-size-complex="10.5pt"/>
    </style:style>
    <style:style style:name="P26" style:family="paragraph" style:parent-style-name="Table_20_Contents">
      <style:paragraph-properties fo:text-align="start" style:justify-single-word="false"/>
      <style:text-properties fo:font-size="10.5pt" fo:language="fr" fo:country="FR" officeooo:rsid="027238f1" officeooo:paragraph-rsid="027238f1" style:font-size-asian="10.5pt" style:font-size-complex="10.5pt"/>
    </style:style>
    <style:style style:name="P27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a56041" officeooo:paragraph-rsid="00a56041" style:font-size-asian="10.5pt" style:font-weight-asian="bold" style:font-size-complex="10.5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7192dc" officeooo:paragraph-rsid="007192dc" style:font-size-asian="10.5pt" style:font-weight-asian="bold" style:font-size-complex="10.5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1b57499" officeooo:paragraph-rsid="01b57499" style:font-size-asian="10.5pt" style:font-weight-asian="bold" style:font-size-complex="10.5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1b57499" officeooo:paragraph-rsid="025a7e9a" style:font-size-asian="10.5pt" style:font-weight-asian="bold" style:font-size-complex="10.5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0.5pt" fo:language="fr" fo:country="FR" fo:font-weight="bold" officeooo:rsid="01b57499" officeooo:paragraph-rsid="025a7e9a" style:font-size-asian="10.5pt" style:font-weight-asian="bold" style:font-size-complex="10.5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aa21a6" officeooo:paragraph-rsid="00a56041" style:font-size-asian="10.5pt" style:font-weight-asian="bold" style:font-size-complex="10.5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aa21a6" officeooo:paragraph-rsid="00aa21a6" style:font-size-asian="10.5pt" style:font-weight-asian="bold" style:font-size-complex="10.5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ad85eb" officeooo:paragraph-rsid="00ad85eb" style:font-size-asian="10.5pt" style:font-weight-asian="bold" style:font-size-complex="10.5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e39e07" officeooo:paragraph-rsid="00e39e07" style:font-size-asian="10.5pt" style:font-weight-asian="bold" style:font-size-complex="10.5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9ccbd9" officeooo:paragraph-rsid="009ccbd9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1b35172" officeooo:paragraph-rsid="01b35172" style:font-size-asian="10.5pt" style:font-weight-asian="bold" style:font-size-complex="10.5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2616904" officeooo:paragraph-rsid="02616904" style:font-size-asian="10.5pt" style:font-weight-asian="bold" style:font-size-complex="10.5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268acb1" officeooo:paragraph-rsid="0268acb1" style:font-size-asian="10.5pt" style:font-weight-asian="bold" style:font-size-complex="10.5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0.5pt" fo:language="fr" fo:country="FR" fo:font-weight="bold" officeooo:rsid="0257051d" officeooo:paragraph-rsid="0257051d" style:font-size-asian="10.5pt" style:font-weight-asian="bold" style:font-size-complex="10.5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size="10.5pt" fo:language="fr" fo:country="FR" fo:font-weight="normal" officeooo:rsid="00adf47a" officeooo:paragraph-rsid="00a56041" style:font-size-asian="10.5pt" style:font-weight-asian="normal" style:font-size-complex="10.5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.5pt" fo:language="fr" fo:country="FR" fo:font-weight="normal" officeooo:rsid="01b35172" officeooo:paragraph-rsid="0257051d" style:font-size-asian="10.5pt" style:font-weight-asian="normal" style:font-size-complex="10.5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size="10.5pt" fo:language="fr" fo:country="FR" fo:font-weight="normal" officeooo:rsid="01b35172" officeooo:paragraph-rsid="025a7e9a" style:font-size-asian="10.5pt" style:font-weight-asian="normal" style:font-size-complex="10.5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font-size="10.5pt" fo:language="fr" fo:country="FR" fo:font-weight="normal" officeooo:rsid="02664f85" officeooo:paragraph-rsid="02664f85" style:font-size-asian="10.5pt" style:font-weight-asian="normal" style:font-size-complex="10.5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0.5pt" officeooo:rsid="026c7f56" officeooo:paragraph-rsid="026c7f56" style:font-size-asian="10.5pt" style:font-size-complex="10.5pt"/>
    </style:style>
    <style:style style:name="P46" style:family="paragraph" style:parent-style-name="Table_20_Contents">
      <style:paragraph-properties fo:text-align="center" style:justify-single-word="false"/>
      <style:text-properties fo:font-size="10.5pt" officeooo:rsid="026cd1d8" officeooo:paragraph-rsid="02711ab9" style:font-size-asian="10.5pt" style:font-size-complex="10.5pt"/>
    </style:style>
    <style:style style:name="P47" style:family="paragraph" style:parent-style-name="Table_20_Contents">
      <style:paragraph-properties fo:text-align="center" style:justify-single-word="false"/>
      <style:text-properties fo:font-size="10.5pt" officeooo:rsid="02700f13" officeooo:paragraph-rsid="02711ab9" style:font-size-asian="10.5pt" style:font-size-complex="10.5pt"/>
    </style:style>
    <style:style style:name="P48" style:family="paragraph" style:parent-style-name="Standard">
      <style:paragraph-properties fo:text-align="center" style:justify-single-word="false"/>
      <style:text-properties fo:font-size="16pt" fo:language="fr" fo:country="FR" fo:font-weight="bold" officeooo:paragraph-rsid="001c7c0e" style:font-size-asian="14pt" style:font-weight-asian="bold" style:font-size-complex="16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6pt" fo:language="fr" fo:country="FR" fo:font-weight="bold" officeooo:rsid="0022d45b" officeooo:paragraph-rsid="0022d45b" style:font-size-asian="14pt" style:font-weight-asian="bold" style:font-size-complex="16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16pt" fo:language="fr" fo:country="FR" fo:font-weight="bold" officeooo:rsid="0025c9a5" officeooo:paragraph-rsid="0025c9a5" style:font-size-asian="14pt" style:font-weight-asian="bold" style:font-size-complex="16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16pt" fo:language="fr" fo:country="FR" fo:font-weight="bold" officeooo:rsid="001a4369" officeooo:paragraph-rsid="001c7c0e" style:font-size-asian="14pt" style:font-weight-asian="bold" style:font-size-complex="16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6pt" fo:language="fr" fo:country="FR" fo:font-weight="normal" officeooo:rsid="0106c066" officeooo:paragraph-rsid="0106c066" style:font-size-asian="14pt" style:font-weight-asian="normal" style:font-size-complex="16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6pt" fo:language="fr" fo:country="FR" fo:font-weight="normal" officeooo:rsid="0107115c" officeooo:paragraph-rsid="01089ba7" style:font-size-asian="14pt" style:font-weight-asian="normal" style:font-size-complex="16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3pt" fo:language="fr" fo:country="FR" officeooo:paragraph-rsid="0107115c" style:font-size-asian="13pt" style:font-size-complex="13pt"/>
    </style:style>
    <style:style style:name="P55" style:family="paragraph" style:parent-style-name="Standard">
      <style:paragraph-properties fo:text-align="start" style:justify-single-word="false"/>
      <style:text-properties fo:font-size="13pt" fo:language="fr" fo:country="FR" fo:font-weight="normal" officeooo:rsid="0035fc9e" officeooo:paragraph-rsid="003ab4f6" style:font-size-asian="11.3500003814697pt" style:font-weight-asian="normal" style:font-size-complex="13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3pt" fo:language="fr" fo:country="FR" fo:font-weight="normal" officeooo:rsid="0142f923" officeooo:paragraph-rsid="0142f923" style:font-size-asian="11.3500003814697pt" style:font-weight-asian="normal" style:font-size-complex="13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3pt" fo:language="fr" fo:country="FR" fo:font-weight="normal" officeooo:rsid="023b212c" officeooo:paragraph-rsid="023b212c" style:font-size-asian="11.3500003814697pt" style:font-weight-asian="normal" style:font-size-complex="13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3pt" fo:language="fr" fo:country="FR" fo:font-weight="normal" officeooo:rsid="01c062ec" officeooo:paragraph-rsid="006bfc0b" style:font-size-asian="11.3500003814697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3pt" fo:language="fr" fo:country="FR" fo:font-weight="normal" officeooo:rsid="01073755" officeooo:paragraph-rsid="0107115c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3pt" fo:language="fr" fo:country="FR" fo:font-weight="bold" officeooo:rsid="0061386f" officeooo:paragraph-rsid="0061386f" style:font-size-asian="11.3500003814697pt" style:font-weight-asian="bold" style:font-size-complex="13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3pt" fo:language="fr" fo:country="FR" fo:font-weight="bold" officeooo:rsid="006bfc0b" officeooo:paragraph-rsid="006bfc0b" style:font-size-asian="11.3500003814697pt" style:font-weight-asian="bold" style:font-size-complex="13pt" style:font-weight-complex="bold"/>
    </style:style>
    <style:style style:name="P62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ize="13pt" fo:language="fr" fo:country="FR" fo:font-weight="normal" officeooo:rsid="0142f923" officeooo:paragraph-rsid="01a8376f" style:font-size-asian="11.3500003814697pt" style:font-weight-asian="normal" style:font-size-complex="13pt" style:font-weight-complex="normal"/>
    </style:style>
    <style:style style:name="P63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ize="13pt" fo:language="fr" fo:country="FR" fo:font-weight="normal" officeooo:rsid="01a3d8a5" officeooo:paragraph-rsid="01a8376f" style:font-size-asian="11.3500003814697pt" style:font-weight-asian="normal" style:font-size-complex="13pt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font-size="13pt" fo:language="fr" fo:country="FR" fo:font-weight="normal" officeooo:rsid="0142f923" officeooo:paragraph-rsid="01a3d8a5" style:font-size-asian="11.3500003814697pt" style:font-weight-asian="normal" style:font-size-complex="13pt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13pt" fo:language="fr" fo:country="FR" fo:font-weight="normal" officeooo:rsid="002e2f94" officeooo:paragraph-rsid="0109c6ba" style:font-size-asian="11.3500003814697pt" style:font-weight-asian="normal" style:font-size-complex="13pt" style:font-weight-complex="normal"/>
    </style:style>
    <style:style style:name="P66" style:family="paragraph" style:parent-style-name="Standard" style:list-style-name="L2">
      <style:paragraph-properties fo:text-align="start" style:justify-single-word="false"/>
      <style:text-properties fo:font-size="13pt" fo:language="fr" fo:country="FR" fo:font-weight="normal" officeooo:rsid="0142f923" officeooo:paragraph-rsid="0142f923" style:font-size-asian="11.3500003814697pt" style:font-weight-asian="normal" style:font-size-complex="13pt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13pt" fo:language="fr" fo:country="FR" fo:font-weight="normal" officeooo:rsid="023b212c" officeooo:paragraph-rsid="023b212c" style:font-size-asian="11.3500003814697pt" style:font-weight-asian="normal" style:font-size-complex="13pt" style:font-weight-complex="normal"/>
    </style:style>
    <style:style style:name="P68" style:family="paragraph" style:parent-style-name="Standard" style:list-style-name="L3">
      <style:paragraph-properties fo:text-align="start" style:justify-single-word="false"/>
      <style:text-properties fo:font-size="13pt" fo:language="fr" fo:country="FR" fo:font-weight="normal" officeooo:rsid="01fd9c88" officeooo:paragraph-rsid="0205017a" style:font-size-asian="13pt" style:font-weight-asian="normal" style:font-size-complex="13pt" style:font-weight-complex="normal"/>
    </style:style>
    <style:style style:name="P69" style:family="paragraph" style:parent-style-name="Standard" style:list-style-name="L3">
      <style:paragraph-properties fo:text-align="start" style:justify-single-word="false"/>
      <style:text-properties fo:font-size="13pt" fo:language="fr" fo:country="FR" officeooo:rsid="01089ba7" officeooo:paragraph-rsid="0205017a" style:font-size-asian="13pt" style:font-size-complex="13pt"/>
    </style:style>
    <style:style style:name="P70" style:family="paragraph" style:parent-style-name="Standard" style:list-style-name="L3">
      <style:paragraph-properties fo:text-align="start" style:justify-single-word="false"/>
      <style:text-properties fo:font-size="13pt" fo:language="fr" fo:country="FR" officeooo:rsid="02080f0b" officeooo:paragraph-rsid="02080f0b" style:font-size-asian="13pt" style:font-size-complex="13pt"/>
    </style:style>
    <style:style style:name="P71" style:family="paragraph" style:parent-style-name="Standard" style:list-style-name="L1">
      <style:paragraph-properties fo:text-align="start" style:justify-single-word="false"/>
      <style:text-properties fo:font-size="10.5pt" fo:language="fr" fo:country="FR" fo:font-weight="bold" officeooo:rsid="002fd18b" officeooo:paragraph-rsid="0109c6ba" style:font-size-asian="10.5pt" style:font-weight-asian="bold" style:font-size-complex="10.5pt" style:font-weight-complex="bold"/>
    </style:style>
    <style:style style:name="P72" style:family="paragraph" style:parent-style-name="Standard" style:list-style-name="L2">
      <style:paragraph-properties fo:text-align="start" style:justify-single-word="false"/>
      <style:text-properties fo:language="fr" fo:country="FR" fo:font-weight="bold" officeooo:rsid="0140ac8a" officeooo:paragraph-rsid="0140ac8a" style:font-weight-asian="bold" style:font-weight-complex="bold"/>
    </style:style>
    <style:style style:name="P73" style:family="paragraph" style:parent-style-name="Standard" style:list-style-name="L1">
      <style:paragraph-properties fo:text-align="start" style:justify-single-word="false"/>
      <style:text-properties fo:font-size="16pt" fo:language="fr" fo:country="FR" fo:font-weight="bold" officeooo:rsid="002a88ad" officeooo:paragraph-rsid="002c5644" style:font-size-asian="14pt" style:font-weight-asian="bold" style:font-size-complex="16pt" style:font-weight-complex="bold"/>
    </style:style>
    <style:style style:name="P74" style:family="paragraph" style:parent-style-name="Standard" style:list-style-name="L1">
      <style:paragraph-properties fo:text-align="start" style:justify-single-word="false"/>
      <style:text-properties fo:font-size="16pt" fo:language="fr" fo:country="FR" fo:font-weight="bold" officeooo:rsid="002a88ad" officeooo:paragraph-rsid="002a88ad" style:font-size-asian="14pt" style:font-weight-asian="bold" style:font-size-complex="16pt" style:font-weight-complex="bold"/>
    </style:style>
    <style:style style:name="P75" style:family="paragraph" style:parent-style-name="Standard" style:list-style-name="L1">
      <style:paragraph-properties fo:text-align="start" style:justify-single-word="false" fo:break-before="page"/>
      <style:text-properties fo:font-size="16pt" fo:language="fr" fo:country="FR" fo:font-weight="bold" officeooo:rsid="002a88ad" officeooo:paragraph-rsid="002a88ad" style:font-size-asian="14pt" style:font-weight-asian="bold" style:font-size-complex="16pt" style:font-weight-complex="bold"/>
    </style:style>
    <style:style style:name="T1" style:family="text">
      <style:text-properties officeooo:rsid="002fd18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81197" style:font-weight-asian="bold" style:font-weight-complex="bold"/>
    </style:style>
    <style:style style:name="T4" style:family="text">
      <style:text-properties fo:font-weight="bold" officeooo:rsid="00b6656d" style:font-weight-asian="bold" style:font-weight-complex="bold"/>
    </style:style>
    <style:style style:name="T5" style:family="text">
      <style:text-properties fo:font-weight="bold" officeooo:rsid="00e288bb" style:font-weight-asian="bold" style:font-weight-complex="bold"/>
    </style:style>
    <style:style style:name="T6" style:family="text">
      <style:text-properties fo:font-weight="bold" officeooo:rsid="00aa83ff" style:font-weight-asian="bold" style:font-weight-complex="bold"/>
    </style:style>
    <style:style style:name="T7" style:family="text">
      <style:text-properties fo:font-weight="bold" officeooo:rsid="00ec0aac" style:font-weight-asian="bold" style:font-weight-complex="bold"/>
    </style:style>
    <style:style style:name="T8" style:family="text">
      <style:text-properties fo:font-weight="bold" officeooo:rsid="00ef1076" style:font-weight-asian="bold" style:font-weight-complex="bold"/>
    </style:style>
    <style:style style:name="T9" style:family="text">
      <style:text-properties fo:font-weight="bold" officeooo:rsid="00f05fa7" style:font-weight-asian="bold" style:font-weight-complex="bold"/>
    </style:style>
    <style:style style:name="T10" style:family="text">
      <style:text-properties fo:font-weight="bold" officeooo:rsid="0159c479" style:font-weight-asian="bold" style:font-weight-complex="bold"/>
    </style:style>
    <style:style style:name="T11" style:family="text">
      <style:text-properties fo:font-weight="bold" officeooo:rsid="01a3d8a5" style:font-weight-asian="bold" style:font-weight-complex="bold"/>
    </style:style>
    <style:style style:name="T12" style:family="text">
      <style:text-properties fo:font-weight="bold" officeooo:rsid="007dda5b" style:font-weight-asian="bold" style:font-weight-complex="bold"/>
    </style:style>
    <style:style style:name="T13" style:family="text">
      <style:text-properties fo:font-weight="bold" officeooo:rsid="0135e56c" style:font-weight-asian="bold" style:font-weight-complex="bold"/>
    </style:style>
    <style:style style:name="T14" style:family="text">
      <style:text-properties fo:font-weight="bold" officeooo:rsid="0128fb40" style:font-weight-asian="bold" style:font-weight-complex="bold"/>
    </style:style>
    <style:style style:name="T15" style:family="text">
      <style:text-properties fo:font-weight="bold" officeooo:rsid="01269132" style:font-weight-asian="bold" style:font-weight-complex="bold"/>
    </style:style>
    <style:style style:name="T16" style:family="text">
      <style:text-properties fo:font-weight="bold" officeooo:rsid="01d90192" style:font-weight-asian="bold" style:font-weight-complex="bold"/>
    </style:style>
    <style:style style:name="T17" style:family="text">
      <style:text-properties fo:font-weight="bold" officeooo:rsid="01e27202" style:font-weight-asian="bold" style:font-weight-complex="bold"/>
    </style:style>
    <style:style style:name="T18" style:family="text">
      <style:text-properties fo:font-weight="bold" officeooo:rsid="0139cb33" style:font-weight-asian="bold" style:font-weight-complex="bold"/>
    </style:style>
    <style:style style:name="T19" style:family="text">
      <style:text-properties fo:font-weight="bold" officeooo:rsid="01fc15eb" style:font-weight-asian="bold" style:font-weight-complex="bold"/>
    </style:style>
    <style:style style:name="T20" style:family="text">
      <style:text-properties fo:font-weight="bold" officeooo:rsid="020b1c0f" style:font-weight-asian="bold" style:font-weight-complex="bold"/>
    </style:style>
    <style:style style:name="T21" style:family="text">
      <style:text-properties fo:font-weight="bold" officeooo:rsid="020d1bb6" style:font-weight-asian="bold" style:font-weight-complex="bold"/>
    </style:style>
    <style:style style:name="T22" style:family="text">
      <style:text-properties fo:font-weight="bold" officeooo:rsid="020d5c5c" style:font-weight-asian="bold" style:font-weight-complex="bold"/>
    </style:style>
    <style:style style:name="T23" style:family="text">
      <style:text-properties fo:font-weight="bold" officeooo:rsid="020f142e" style:font-weight-asian="bold" style:font-weight-complex="bold"/>
    </style:style>
    <style:style style:name="T24" style:family="text">
      <style:text-properties fo:font-weight="bold" officeooo:rsid="02379779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9d93f6" style:font-weight-asian="normal" style:font-weight-complex="normal"/>
    </style:style>
    <style:style style:name="T27" style:family="text">
      <style:text-properties fo:font-weight="normal" officeooo:rsid="00aa21a6" style:font-weight-asian="normal" style:font-weight-complex="normal"/>
    </style:style>
    <style:style style:name="T28" style:family="text">
      <style:text-properties fo:font-weight="normal" officeooo:rsid="00adf47a" style:font-weight-asian="normal" style:font-weight-complex="normal"/>
    </style:style>
    <style:style style:name="T29" style:family="text">
      <style:text-properties fo:font-weight="normal" officeooo:rsid="00e288bb" style:font-weight-asian="normal" style:font-weight-complex="normal"/>
    </style:style>
    <style:style style:name="T30" style:family="text">
      <style:text-properties fo:font-weight="normal" officeooo:rsid="00ff96f6" style:font-weight-asian="normal" style:font-weight-complex="normal"/>
    </style:style>
    <style:style style:name="T31" style:family="text">
      <style:text-properties fo:font-weight="normal" officeooo:rsid="01b86dea" style:font-weight-asian="normal" style:font-weight-complex="normal"/>
    </style:style>
    <style:style style:name="T32" style:family="text">
      <style:text-properties fo:font-weight="normal" officeooo:rsid="01c062ec" style:font-weight-asian="normal" style:font-weight-complex="normal"/>
    </style:style>
    <style:style style:name="T33" style:family="text">
      <style:text-properties fo:font-weight="normal" officeooo:rsid="01c19a8d" style:font-weight-asian="normal" style:font-weight-complex="normal"/>
    </style:style>
    <style:style style:name="T34" style:family="text">
      <style:text-properties fo:font-weight="normal" officeooo:rsid="0107115c" style:font-weight-asian="normal" style:font-weight-complex="normal"/>
    </style:style>
    <style:style style:name="T35" style:family="text">
      <style:text-properties fo:font-weight="normal" officeooo:rsid="01073755" style:font-weight-asian="normal" style:font-weight-complex="normal"/>
    </style:style>
    <style:style style:name="T36" style:family="text">
      <style:text-properties fo:font-weight="normal" officeooo:rsid="01269132" style:font-weight-asian="normal" style:font-weight-complex="normal"/>
    </style:style>
    <style:style style:name="T37" style:family="text">
      <style:text-properties fo:font-weight="normal" officeooo:rsid="0128fb40" style:font-weight-asian="normal" style:font-weight-complex="normal"/>
    </style:style>
    <style:style style:name="T38" style:family="text">
      <style:text-properties fo:font-weight="normal" officeooo:rsid="012f4c29" style:font-weight-asian="normal" style:font-weight-complex="normal"/>
    </style:style>
    <style:style style:name="T39" style:family="text">
      <style:text-properties fo:font-weight="normal" officeooo:rsid="0131126a" style:font-weight-asian="normal" style:font-weight-complex="normal"/>
    </style:style>
    <style:style style:name="T40" style:family="text">
      <style:text-properties fo:font-weight="normal" officeooo:rsid="013302d3" style:font-weight-asian="normal" style:font-weight-complex="normal"/>
    </style:style>
    <style:style style:name="T41" style:family="text">
      <style:text-properties fo:font-weight="normal" officeooo:rsid="0135e56c" style:font-weight-asian="normal" style:font-weight-complex="normal"/>
    </style:style>
    <style:style style:name="T42" style:family="text">
      <style:text-properties fo:font-weight="normal" officeooo:rsid="0139cb33" style:font-weight-asian="normal" style:font-weight-complex="normal"/>
    </style:style>
    <style:style style:name="T43" style:family="text">
      <style:text-properties fo:font-weight="normal" officeooo:rsid="01c88c1a" style:font-weight-asian="normal" style:font-weight-complex="normal"/>
    </style:style>
    <style:style style:name="T44" style:family="text">
      <style:text-properties fo:font-weight="normal" officeooo:rsid="01d233d2" style:font-weight-asian="normal" style:font-weight-complex="normal"/>
    </style:style>
    <style:style style:name="T45" style:family="text">
      <style:text-properties fo:font-weight="normal" officeooo:rsid="01d66244" style:font-weight-asian="normal" style:font-weight-complex="normal"/>
    </style:style>
    <style:style style:name="T46" style:family="text">
      <style:text-properties fo:font-weight="normal" officeooo:rsid="01d90192" style:font-weight-asian="normal" style:font-weight-complex="normal"/>
    </style:style>
    <style:style style:name="T47" style:family="text">
      <style:text-properties fo:font-weight="normal" officeooo:rsid="01dafd60" style:font-weight-asian="normal" style:font-weight-complex="normal"/>
    </style:style>
    <style:style style:name="T48" style:family="text">
      <style:text-properties fo:font-weight="normal" officeooo:rsid="01deaa52" style:font-weight-asian="normal" style:font-weight-complex="normal"/>
    </style:style>
    <style:style style:name="T49" style:family="text">
      <style:text-properties fo:font-weight="normal" officeooo:rsid="01e09e6e" style:font-weight-asian="normal" style:font-weight-complex="normal"/>
    </style:style>
    <style:style style:name="T50" style:family="text">
      <style:text-properties fo:font-weight="normal" officeooo:rsid="01e27202" style:font-weight-asian="normal" style:font-weight-complex="normal"/>
    </style:style>
    <style:style style:name="T51" style:family="text">
      <style:text-properties fo:font-weight="normal" officeooo:rsid="01f1088c" style:font-weight-asian="normal" style:font-weight-complex="normal"/>
    </style:style>
    <style:style style:name="T52" style:family="text">
      <style:text-properties fo:font-weight="normal" officeooo:rsid="01fb561e" style:font-weight-asian="normal" style:font-weight-complex="normal"/>
    </style:style>
    <style:style style:name="T53" style:family="text">
      <style:text-properties fo:font-weight="normal" officeooo:rsid="01fc15eb" style:font-weight-asian="normal" style:font-weight-complex="normal"/>
    </style:style>
    <style:style style:name="T54" style:family="text">
      <style:text-properties fo:font-weight="normal" officeooo:rsid="01fd9c88" style:font-weight-asian="normal" style:font-weight-complex="normal"/>
    </style:style>
    <style:style style:name="T55" style:family="text">
      <style:text-properties fo:font-weight="normal" officeooo:rsid="0206f8ef" style:font-weight-asian="normal" style:font-weight-complex="normal"/>
    </style:style>
    <style:style style:name="T56" style:family="text">
      <style:text-properties fo:font-weight="normal" officeooo:rsid="02080f0b" style:font-weight-asian="normal" style:font-weight-complex="normal"/>
    </style:style>
    <style:style style:name="T57" style:family="text">
      <style:text-properties fo:font-weight="normal" officeooo:rsid="020b1c0f" style:font-weight-asian="normal" style:font-weight-complex="normal"/>
    </style:style>
    <style:style style:name="T58" style:family="text">
      <style:text-properties fo:font-weight="normal" officeooo:rsid="020d1bb6" style:font-weight-asian="normal" style:font-weight-complex="normal"/>
    </style:style>
    <style:style style:name="T59" style:family="text">
      <style:text-properties fo:font-weight="normal" officeooo:rsid="020d5c5c" style:font-weight-asian="normal" style:font-weight-complex="normal"/>
    </style:style>
    <style:style style:name="T60" style:family="text">
      <style:text-properties fo:font-weight="normal" officeooo:rsid="020f142e" style:font-weight-asian="normal" style:font-weight-complex="normal"/>
    </style:style>
    <style:style style:name="T61" style:family="text">
      <style:text-properties fo:font-weight="normal" officeooo:rsid="02301bfc" style:font-weight-asian="normal" style:font-weight-complex="normal"/>
    </style:style>
    <style:style style:name="T62" style:family="text">
      <style:text-properties fo:font-weight="normal" officeooo:rsid="023185bb" style:font-weight-asian="normal" style:font-weight-complex="normal"/>
    </style:style>
    <style:style style:name="T63" style:family="text">
      <style:text-properties fo:font-weight="normal" officeooo:rsid="0233b147" style:font-weight-asian="normal" style:font-weight-complex="normal"/>
    </style:style>
    <style:style style:name="T64" style:family="text">
      <style:text-properties fo:font-weight="normal" officeooo:rsid="02379779" style:font-weight-asian="normal" style:font-weight-complex="normal"/>
    </style:style>
    <style:style style:name="T65" style:family="text">
      <style:text-properties fo:font-weight="normal" officeooo:rsid="024b227c" style:font-weight-asian="normal" style:font-weight-complex="normal"/>
    </style:style>
    <style:style style:name="T66" style:family="text">
      <style:text-properties fo:font-weight="normal" officeooo:rsid="01b35172" style:font-weight-asian="normal" style:font-weight-complex="normal"/>
    </style:style>
    <style:style style:name="T67" style:family="text">
      <style:text-properties fo:font-weight="normal" officeooo:rsid="0257051d" style:font-weight-asian="normal" style:font-weight-complex="normal"/>
    </style:style>
    <style:style style:name="T68" style:family="text">
      <style:text-properties officeooo:rsid="0042e791"/>
    </style:style>
    <style:style style:name="T69" style:family="text">
      <style:text-properties officeooo:rsid="0044a597"/>
    </style:style>
    <style:style style:name="T70" style:family="text">
      <style:text-properties officeooo:rsid="00631526"/>
    </style:style>
    <style:style style:name="T71" style:family="text">
      <style:text-properties fo:font-size="13pt" fo:font-weight="normal" officeooo:rsid="0142f923" style:font-size-asian="11.3500003814697pt" style:font-weight-asian="normal" style:font-size-complex="13pt" style:font-weight-complex="normal"/>
    </style:style>
    <style:style style:name="T72" style:family="text">
      <style:text-properties fo:font-size="13pt" fo:font-weight="normal" officeooo:rsid="01e50e79" style:font-size-asian="11.3500003814697pt" style:font-weight-asian="normal" style:font-size-complex="13pt" style:font-weight-complex="normal"/>
    </style:style>
    <style:style style:name="T73" style:family="text">
      <style:text-properties fo:font-size="13pt" fo:font-weight="normal" officeooo:rsid="014509ff" style:font-size-asian="11.3500003814697pt" style:font-weight-asian="normal" style:font-size-complex="13pt" style:font-weight-complex="normal"/>
    </style:style>
    <style:style style:name="T74" style:family="text">
      <style:text-properties officeooo:rsid="007a641a"/>
    </style:style>
    <style:style style:name="T75" style:family="text">
      <style:text-properties officeooo:rsid="007fc29a"/>
    </style:style>
    <style:style style:name="T76" style:family="text">
      <style:text-properties officeooo:rsid="00876a22"/>
    </style:style>
    <style:style style:name="T77" style:family="text">
      <style:text-properties officeooo:rsid="008d4793"/>
    </style:style>
    <style:style style:name="T78" style:family="text">
      <style:text-properties officeooo:rsid="00aa21a6"/>
    </style:style>
    <style:style style:name="T79" style:family="text">
      <style:text-properties fo:font-size="16pt" style:font-size-asian="14pt" style:font-size-complex="16pt"/>
    </style:style>
    <style:style style:name="T80" style:family="text">
      <style:text-properties fo:font-size="16pt" officeooo:rsid="0107115c" style:font-size-asian="14pt" style:font-size-complex="16pt"/>
    </style:style>
    <style:style style:name="T81" style:family="text">
      <style:text-properties officeooo:rsid="00adf47a"/>
    </style:style>
    <style:style style:name="T82" style:family="text">
      <style:text-properties officeooo:rsid="00b448f7"/>
    </style:style>
    <style:style style:name="T83" style:family="text">
      <style:text-properties officeooo:rsid="00b62245"/>
    </style:style>
    <style:style style:name="T84" style:family="text">
      <style:text-properties officeooo:rsid="00b87bcf"/>
    </style:style>
    <style:style style:name="T85" style:family="text">
      <style:text-properties officeooo:rsid="00e123e5"/>
    </style:style>
    <style:style style:name="T86" style:family="text">
      <style:text-properties officeooo:rsid="00e5947f"/>
    </style:style>
    <style:style style:name="T87" style:family="text">
      <style:text-properties officeooo:rsid="00e78913"/>
    </style:style>
    <style:style style:name="T88" style:family="text">
      <style:text-properties officeooo:rsid="00ec0aac"/>
    </style:style>
    <style:style style:name="T89" style:family="text">
      <style:text-properties officeooo:rsid="00f79978"/>
    </style:style>
    <style:style style:name="T90" style:family="text">
      <style:text-properties officeooo:rsid="00fa5aec"/>
    </style:style>
    <style:style style:name="T91" style:family="text">
      <style:text-properties officeooo:rsid="00ff96f6"/>
    </style:style>
    <style:style style:name="T92" style:family="text">
      <style:text-properties officeooo:rsid="0105dfa1"/>
    </style:style>
    <style:style style:name="T93" style:family="text">
      <style:text-properties officeooo:rsid="011ec834"/>
    </style:style>
    <style:style style:name="T94" style:family="text">
      <style:text-properties officeooo:rsid="0148816a"/>
    </style:style>
    <style:style style:name="T95" style:family="text">
      <style:text-properties officeooo:rsid="0159c479"/>
    </style:style>
    <style:style style:name="T96" style:family="text">
      <style:text-properties officeooo:rsid="01a3d8a5"/>
    </style:style>
    <style:style style:name="T97" style:family="text">
      <style:text-properties officeooo:rsid="01a8376f"/>
    </style:style>
    <style:style style:name="T98" style:family="text">
      <style:text-properties officeooo:rsid="024df378"/>
    </style:style>
    <style:style style:name="T99" style:family="text">
      <style:text-properties officeooo:rsid="025129d4"/>
    </style:style>
    <style:style style:name="T100" style:family="text">
      <style:text-properties officeooo:rsid="0257051d"/>
    </style:style>
    <style:style style:name="T101" style:family="text">
      <style:text-properties officeooo:rsid="01b35172"/>
    </style:style>
    <style:style style:name="T102" style:family="text">
      <style:text-properties officeooo:rsid="02616904"/>
    </style:style>
    <style:style style:name="T103" style:family="text">
      <style:text-properties officeooo:rsid="02700f13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Projet SQL3/XML </text:p>
      <text:p text:style-name="P48"/>
      <text:p text:style-name="P48"/>
      <text:p text:style-name="P48"/>
      <text:p text:style-name="P49">Nom : <text:s/>NAIT SLIMANI </text:p>
      <text:p text:style-name="P49">Prenom : Kamel</text:p>
      <text:p text:style-name="P50">Groupe :3</text:p>
      <text:p text:style-name="P50"/>
      <text:p text:style-name="P50"/>
      <text:list xml:id="list2220364509" text:style-name="L1">
        <text:list-item>
          <text:p text:style-name="P75">Exercice 1:</text:p>
          <text:list>
            <text:list-item>
              <text:p text:style-name="P65">L’éxercice 1 consiste a crée des fichiers qui sont conforme au dtd donnée <text:span text:style-name="T1">la modelisation est faite d’une maniére a utiliser la puissance de sql3 et d’una maniére a eviter de creer de les jointures donc en on peut remarquer dans les </text:span><text:span text:style-name="T10">DTD1 et DTD2 </text:span><text:span text:style-name="T95"><text:s/>que les elemetns en commun entre les deux deux DTD se reduise a country et mondial pour cela on a choisis de créer une table country que sera la bases pricipales des données puis on utilises des références a partir de organization et modial vers les pays correspendants alors </text:span></text:p>
              <text:p text:style-name="P65"/>
              <text:p text:style-name="P71">“Dans ces deux tables vous avez la modelisation entiére du premier exercice a noter <text:s/>les element aprés les # signifient les types des attiribts qui se trouvent <text:s/>a ça droite.”</text:p>
            </text:list-item>
          </text:list>
        </text:list-item>
      </text:list>
      <text:p text:style-name="P60">La table mondial: <text:span text:style-name="T31">elle contient une seule ligne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"><text:span text:style-name="T2">MONDIAL</text:span> <text:span text:style-name="T70">#T_Mondial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2"><text:span text:style-name="T2">ORGANIZATION</text:span><text:span text:style-name="T3">S</text:span> #table T_O<text:span text:style-name="T69">r</text:span>ganization</text:p>
          </table:table-cell>
          <table:table-cell table:style-name="Table1.B2" table:number-rows-spanned="2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3"><text:span text:style-name="T2">COUNTRYS</text:span> <text:s/><text:span text:style-name="T68">#table ref T_country</text:span></text:p>
                </table:table-cell>
              </table:table-row>
              <table:table-row>
                <table:table-cell table:style-name="Table4.A2" office:value-type="string">
                  <text:p text:style-name="P4">@oracle121fdqg…..</text:p>
                </table:table-cell>
              </table:table-row>
            </table:table>
            <text:p text:style-name="P6"/>
          </table:table-cell>
        </table:table-row>
        <table:table-row table:style-name="Table1.3">
          <table:table-cell table:style-name="Table1.A2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7"><text:span text:style-name="T4">headquarter</text:span> #<text:span text:style-name="T84">T_Headquarter</text:span></text:p>
                </table:table-cell>
              </table:table-row>
              <table:table-row>
                <table:table-cell table:style-name="Table13.A2" office:value-type="string">
                  <text:p text:style-name="P27">Name <text:s/><text:span text:style-name="T78">#</text:span><text:span text:style-name="T27">varchar</text:span></text:p>
                </table:table-cell>
              </table:table-row>
            </table:table>
            <text:p text:style-name="P8"/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9"><text:span text:style-name="T2">Countrys</text:span> #table ref T_country</text:p>
                </table:table-cell>
              </table:table-row>
              <table:table-row>
                <table:table-cell table:style-name="Table2.A2" office:value-type="string">
                  <text:p text:style-name="P5">@oracle121<text:span text:style-name="T93">qaae</text:span>…...</text:p>
                </table:table-cell>
              </table:table-row>
            </table:table>
            <text:p text:style-name="P10"/>
          </table:table-cell>
          <table:covered-table-cell/>
        </table:table-row>
      </table:table>
      <text:p text:style-name="P55"/>
      <text:p text:style-name="P61">La table Countrys: <text:span text:style-name="T32">elle contient toutes les information sur contry spécifié</text:span><text:span text:style-name="T33">es</text:span><text:span text:style-name="T32"> </text:span><text:span text:style-name="T33">dans </text:span><text:span text:style-name="T32">les deux DTD</text:span></text:p>
      <text:p text:style-name="P58"/>
      <text:p text:style-name="P5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3"><text:span text:style-name="T2">Countrys </text:span>#Table <text:s/>T_<text:span text:style-name="T92">Country</text:span> </text:p>
          </table:table-cell>
          <table:covered-table-cell/>
        </table:table-row>
        <table:table-row table:style-name="Table3.2">
          <table:table-cell table:style-name="Table3.A2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28">Provinces #<text:span text:style-name="T25">table</text:span> <text:span text:style-name="T25">T_province </text:span></text:p>
                </table:table-cell>
              </table:table-row>
              <table:table-row>
                <table:table-cell table:style-name="Table5.A2" office:value-type="string">
                  <text:p text:style-name="P12"><text:span text:style-name="T12">n</text:span><text:span text:style-name="T2">ame</text:span> <text:span text:style-name="T74">#varchar</text:span></text:p>
                  <text:p text:style-name="P15"><text:span text:style-name="T2">capital</text:span> #varc<text:span text:style-name="T75">har</text:span></text:p>
                  <text:p text:style-name="P15"/>
                  <table:table table:name="Table11" table:style-name="Table11">
                    <table:table-column table:style-name="Table11.A"/>
                    <table:table-row>
                      <table:table-cell table:style-name="Table11.A1" office:value-type="string">
                        <text:p text:style-name="P16"><text:span text:style-name="T2">Moutains</text:span> #table T_mountain </text:p>
                      </table:table-cell>
                    </table:table-row>
                    <table:table-row>
                      <table:table-cell table:style-name="Table11.A2" office:value-type="string">
                        <text:p text:style-name="P17"><text:span text:style-name="T2">Name</text:span> <text:span text:style-name="T77">#</text:span>var<text:span text:style-name="T76">char</text:span></text:p>
                        <text:p text:style-name="P18"><text:span text:style-name="T2">height</text:span> #number</text:p>
                      </table:table-cell>
                    </table:table-row>
                  </table:table>
                  <text:p text:style-name="P19"/>
                  <table:table table:name="Table12" table:style-name="Table12">
                    <table:table-column table:style-name="Table12.A"/>
                    <table:table-header-rows>
                      <table:table-row>
                        <table:table-cell table:style-name="Table12.A1" office:value-type="string">
                          <text:p text:style-name="P20"><text:span text:style-name="T2">Derserts</text:span> #table T_Dersert</text:p>
                        </table:table-cell>
                      </table:table-row>
                    </table:table-header-rows>
                    <table:table-row table:style-name="Table12.2">
                      <table:table-cell table:style-name="Table12.A2" office:value-type="string">
                        <text:p text:style-name="P21"><text:span text:style-name="T2">Name</text:span> #varchar </text:p>
                        <text:p text:style-name="P21"><text:span text:style-name="T2">area</text:span> #number </text:p>
                      </table:table-cell>
                    </table:table-row>
                  </table:table>
                  <text:p text:style-name="P22"/>
                  <text:p text:style-name="P22"/>
                  <text:p text:style-name="P22"/>
                  <text:p text:style-name="P22"/>
                  <text:p text:style-name="P22"><text:soft-page-break/></text:p>
                  <table:table table:name="Table14" table:style-name="Table14">
                    <table:table-column table:style-name="Table14.A"/>
                    <table:table-row>
                      <table:table-cell table:style-name="Table14.A1" office:value-type="string">
                        <text:p text:style-name="P23"><text:span text:style-name="T2">Islands</text:span> #table T_Island </text:p>
                      </table:table-cell>
                    </table:table-row>
                    <table:table-row>
                      <table:table-cell table:style-name="Table14.A2" office:value-type="string">
                        <text:p text:style-name="P24"><text:span text:style-name="T2">Name</text:span> #varchar </text:p>
                        <table:table table:name="Table15" table:style-name="Table15">
                          <table:table-column table:style-name="Table15.A"/>
                          <table:table-row>
                            <table:table-cell table:style-name="Table15.A1" office:value-type="string">
                              <text:p text:style-name="P25"><text:span text:style-name="T2">Coordinates</text:span> #T_Coordinate</text:p>
                            </table:table-cell>
                          </table:table-row>
                          <table:table-row>
                            <table:table-cell table:style-name="Table15.A2" office:value-type="string">
                              <text:p text:style-name="P36">Longitude <text:s/><text:span text:style-name="T25">#numeber</text:span></text:p>
                              <text:p text:style-name="P36">Latitude #<text:span text:style-name="T26">number</text:span></text:p>
                            </table:table-cell>
                          </table:table-row>
                        </table:table>
                        <text:p text:style-name="P25"/>
                      </table:table-cell>
                    </table:table-row>
                  </table:table>
                  <text:p text:style-name="P12"/>
                </table:table-cell>
              </table:table-row>
            </table:table>
            <text:p text:style-name="P11"/>
          </table:table-cell>
          <table:table-cell table:style-name="Table3.B2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7">Airport<text:span text:style-name="T88">s</text:span> #table T_Airport </text:p>
                </table:table-cell>
              </table:table-row>
              <table:table-row>
                <table:table-cell table:style-name="Table10.A2" office:value-type="string">
                  <text:p text:style-name="P27">Name <text:s/><text:span text:style-name="T78">#</text:span><text:span text:style-name="T27">varchar</text:span></text:p>
                  <text:p text:style-name="P33">nearcity <text:s/>#<text:span text:style-name="T25">varchar</text:span></text:p>
                </table:table-cell>
              </table:table-row>
            </table:table>
            <text:p text:style-name="P14"/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7"><text:span text:style-name="T7">C</text:span><text:span text:style-name="T6">ontinents</text:span> #table T_<text:span text:style-name="T82">Continent</text:span> </text:p>
                </table:table-cell>
              </table:table-row>
              <table:table-row>
                <table:table-cell table:style-name="Table6.A2" office:value-type="string">
                  <text:p text:style-name="P27">Name <text:s/><text:span text:style-name="T78">#</text:span><text:span text:style-name="T27">varchar</text:span></text:p>
                  <text:p text:style-name="P34">percent <text:span text:style-name="T81">#</text:span><text:span text:style-name="T28">number</text:span></text:p>
                </table:table-cell>
              </table:table-row>
            </table:table>
            <text:p text:style-name="P7"/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7"><text:span text:style-name="T9">borders</text:span> #T_<text:span text:style-name="T85">Borders</text:span> </text:p>
                </table:table-cell>
              </table:table-row>
              <table:table-row>
                <table:table-cell table:style-name="Table7.A2" office:value-type="string">
                  <table:table table:name="Table8" table:style-name="Table8">
                    <table:table-column table:style-name="Table8.A"/>
                    <table:table-row>
                      <table:table-cell table:style-name="Table8.A1" office:value-type="string">
                        <text:p text:style-name="P7"><text:span text:style-name="T8">b</text:span><text:span text:style-name="T5">orders #</text:span><text:span text:style-name="T29">table T_Border</text:span> </text:p>
                      </table:table-cell>
                    </table:table-row>
                    <table:table-row>
                      <table:table-cell table:style-name="Table8.A1" office:value-type="string">
                        <text:p text:style-name="P35"><text:span text:style-name="T86">countryCode</text:span> <text:s/><text:span text:style-name="T78">#</text:span><text:span text:style-name="T27">varchar</text:span></text:p>
                        <text:p text:style-name="P34"><text:span text:style-name="T87">length</text:span> <text:span text:style-name="T81">#</text:span><text:span text:style-name="T28">number</text:span></text:p>
                      </table:table-cell>
                    </table:table-row>
                  </table:table>
                  <text:p text:style-name="P41"/>
                </table:table-cell>
              </table:table-row>
            </table:table>
            <text:p text:style-name="P7"/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7"><text:span text:style-name="T89">languages</text:span> #table T_<text:span text:style-name="T83">Language</text:span> </text:p>
                </table:table-cell>
              </table:table-row>
              <table:table-row>
                <table:table-cell table:style-name="Table9.A2" office:value-type="string">
                  <text:p text:style-name="P27"><text:soft-page-break/>Name <text:s/><text:span text:style-name="T78">#</text:span><text:span text:style-name="T27">varchar</text:span></text:p>
                  <text:p text:style-name="P33"><text:span text:style-name="T90">percent</text:span> <text:s/><text:span text:style-name="T91">#</text:span><text:span text:style-name="T30">number</text:span></text:p>
                </table:table-cell>
              </table:table-row>
            </table:table>
            <text:p text:style-name="P32"/>
          </table:table-cell>
        </table:table-row>
        <table:table-row table:style-name="Table3.3">
          <table:table-cell table:style-name="Table3.A3" table:number-columns-spanned="2" office:value-type="string">
            <text:p text:style-name="P37">Name #<text:span text:style-name="T25">varchar</text:span></text:p>
            <text:p text:style-name="P29">code #<text:span text:style-name="T25">varchar</text:span></text:p>
          </table:table-cell>
          <table:covered-table-cell/>
        </table:table-row>
      </table:table>
      <text:p text:style-name="P53"/>
      <text:list xml:id="list95980734" text:style-name="L2">
        <text:list-item>
          <text:p text:style-name="P72"><text:span text:style-name="T80">C</text:span><text:span text:style-name="T79">reation :</text:span><text:span text:style-name="T71">Avec une tel</text:span><text:span text:style-name="T72">le</text:span><text:span text:style-name="T71"> modelisation on voit bien qu’on evité toutes jointure entre les types crée mais ce qui a crée une certaine difficulté dans de remplissage sur plusieur niveaux car on a </text:span><text:span text:style-name="T73">que </text:span><text:span text:style-name="T71">chaque pays contient la table de ses provinces , </text:span><text:span text:style-name="T73">airports , languages , borders , continents et a leur tour les attributs qui sont composé comme provinces elle contient la table de ses montagnes , deserts et iles.</text:span></text:p>
          <text:list>
            <text:list-header>
              <text:p text:style-name="P66"/>
            </text:list-header>
          </text:list>
        </text:list-item>
      </text:list>
      <text:p text:style-name="P56"><text:tab/><text:span text:style-name="T94">Donc lors de la création on utilise une imbrication de nesteed table pour pouvoir <text:tab/><text:tab/>instantier toutes les sous tables correspedantes et puis pour l’insertion on a utilisé</text:span></text:p>
      <text:p text:style-name="P64"><text:span text:style-name="T96">la fonction </text:span><text:span text:style-name="T11">cast collect </text:span><text:span text:style-name="T96">pour les convertir directement le resultat d’un select en un</text:span></text:p>
      <text:p text:style-name="P63">type ensembliste et ceci pour éviter de remplir chaque colonne séparément <text:s/>donc on a </text:p>
      <text:p text:style-name="P62"><text:span text:style-name="T97">la table COUTRYS est calculé avec une seule reuqếte.</text:span><text:tab/></text:p>
      <text:p text:style-name="P56"/>
      <text:p text:style-name="P54"><text:span text:style-name="T34">Les deux dtd du prmiers exercice sont générées par deux fonctions distinctives </text:span><text:span text:style-name="T43">a partir de l’uniqe </text:span><text:span text:style-name="T51">é</text:span><text:span text:style-name="T43">l</text:span><text:span text:style-name="T51">é</text:span><text:span text:style-name="T43">ment T_Mondial qui se trouve dans la table Mondial</text:span><text:span text:style-name="T35">:</text:span></text:p>
      <text:p text:style-name="P59"/>
      <text:list xml:id="list4060586668" text:style-name="L3">
        <text:list-item>
          <text:p text:style-name="P69"><text:span text:style-name="T35">L</text:span><text:span text:style-name="T25">a </text:span><text:span text:style-name="T55">fonction </text:span><text:span text:style-name="T2">toXML1 </text:span><text:span text:style-name="T25"><text:s/>nous génére </text:span><text:span text:style-name="T56">le </text:span><text:span text:style-name="T25">XML</text:span><text:span text:style-name="T56">Type</text:span><text:span text:style-name="T25"> corresependant a la <text:s/></text:span><text:span text:style-name="T2">DTD1</text:span><text:span text:style-name="T25"> et ceci on parcourant les </text:span><text:span text:style-name="T36">pays ‘</text:span><text:span text:style-name="T15">countrys</text:span><text:span text:style-name="T36">’</text:span><text:span text:style-name="T25"> </text:span><text:span text:style-name="T37">qui est une table de référence et elle recupére le XML</text:span><text:span text:style-name="T44">Type</text:span><text:span text:style-name="T37"> généré par </text:span><text:span text:style-name="T45">chaque</text:span><text:span text:style-name="T46"> elle l’englobe dans un element </text:span><text:span text:style-name="T16">&lt;Mondial&gt;,</text:span><text:span text:style-name="T46"> chaque</text:span><text:span text:style-name="T37"> pays a son tour le type pays a aussi deux fonction vu qu</text:span><text:span text:style-name="T38">e c’</text:span><text:span text:style-name="T37">est </text:span><text:span text:style-name="T46">un </text:span><text:span text:style-name="T39">élément</text:span><text:span text:style-name="T37"> </text:span><text:span text:style-name="T47">en </text:span><text:span text:style-name="T37">coummun </text:span><text:span text:style-name="T40">entre les</text:span><text:span text:style-name="T37"> deux DTDs </text:span><text:span text:style-name="T61">elle</text:span><text:span text:style-name="T41"> a une fonction </text:span><text:span text:style-name="T13">toXML1</text:span><text:span text:style-name="T14"> </text:span><text:span text:style-name="T41"><text:s/>qui </text:span><text:span text:style-name="T48">recupére les XMLType a partir des </text:span><text:span text:style-name="T41"><text:s/></text:span><text:span text:style-name="T48">é</text:span><text:span text:style-name="T41">lements spécifiques </text:span><text:span text:style-name="T49">à</text:span><text:span text:style-name="T41"> la </text:span><text:span text:style-name="T17">DTD1</text:span><text:span text:style-name="T50"> </text:span><text:span text:style-name="T62">de chaque </text:span><text:span text:style-name="T63">country </text:span><text:span text:style-name="T41">(</text:span><text:span text:style-name="T13">continents</text:span><text:span text:style-name="T41"> , </text:span><text:span text:style-name="T18">provinces</text:span><text:span text:style-name="T42"> , </text:span><text:span text:style-name="T18">airports</text:span><text:span text:style-name="T52">) puis elle construit l’ele</text:span><text:span text:style-name="T53">ment </text:span><text:span text:style-name="T19">&lt;country&gt; </text:span><text:span text:style-name="T54">contenant touts les éléments </text:span><text:span text:style-name="T64">XMLType </text:span><text:span text:style-name="T54">correspendant </text:span><text:span text:style-name="T64">à ces derniers en appellant la fonction </text:span><text:span text:style-name="T24">toXML </text:span><text:span text:style-name="T64">sur chaqu’un de ces attributs.</text:span></text:p>
          <text:p text:style-name="P68"/>
        </text:list-item>
        <text:list-item>
          <text:p text:style-name="P70"><text:span text:style-name="T54">L</text:span><text:span text:style-name="T25">a fonction </text:span><text:span text:style-name="T2">toXML2 </text:span><text:span text:style-name="T25">nous génére </text:span><text:span text:style-name="T57">le XMLType correspendant à la </text:span><text:span text:style-name="T20">DTD2 </text:span><text:span text:style-name="T57">en parcourant les élements </text:span><text:span text:style-name="T58">de </text:span><text:span text:style-name="T21">organizations </text:span><text:span text:style-name="T58">on appelle la fonction </text:span><text:span text:style-name="T21">toXML </text:span><text:span text:style-name="T58">des éléments T_Organization </text:span><text:span text:style-name="T59">et a son tour lui il appélle tous ses elemets country qui sont dans sa table de reférence </text:span><text:span text:style-name="T22">countrys <text:s/></text:span><text:span text:style-name="T59">de cet element en appelant la fonction </text:span><text:span text:style-name="T22">toXML2 <text:s/></text:span><text:span text:style-name="T59">de T_country </text:span><text:span text:style-name="T60">qui recupére les (</text:span><text:span text:style-name="T23">borders, languages ) <text:s/></text:span><text:span text:style-name="T60"><text:s/>et on appelles leur fonction </text:span><text:span text:style-name="T23">toXML</text:span><text:span text:style-name="T60"> pour recupérer les XMLType correspendant</text:span><text:span text:style-name="T65">s</text:span><text:span text:style-name="T60">. </text:span></text:p>
        </text:list-item>
      </text:list>
      <text:p text:style-name="P52"/>
      <text:p text:style-name="P52"/>
      <text:p text:style-name="P52"><text:soft-page-break/></text:p>
      <text:list xml:id="list123437414539157" text:continue-list="list2220364509" text:style-name="L1">
        <text:list-item>
          <text:p text:style-name="P73">Exercice2:</text:p>
          <text:p text:style-name="P67">Dans cette éxecice <text:span text:style-name="T98">on réalisé les DTD demnadé en ayant des attributs XML</text:span> qui sont calculés et non pas stocké<text:span text:style-name="T99">s donc la modélisation reste en pricipe la meme pour country de l’exercice 1.</text:span></text:p>
        </text:list-item>
      </text:list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42"/>
            <text:p text:style-name="P40">Countrys #Table <text:s/>T_Country </text:p>
          </table:table-cell>
          <table:table-cell table:style-name="Table19.B1" table:number-rows-spanned="2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45">T_geo</text:p>
                </table:table-cell>
              </table:table-row>
              <table:table-row>
                <table:table-cell table:style-name="Table18.A2" office:value-type="string">
                  <text:p text:style-name="P46">ListM # table <text:span text:style-name="T103">T_Mountain</text:span></text:p>
                  <text:p text:style-name="P47"><text:s text:c="3"/>ListD #table T_Dersert</text:p>
                </table:table-cell>
              </table:table-row>
            </table:table>
            <text:p text:style-name="P13"/>
          </table:table-cell>
        </table:table-row>
        <table:table-row table:style-name="Table19.2">
          <table:table-cell table:style-name="Table19.A2" office:value-type="string">
            <text:p text:style-name="P13"><text:s/></text:p>
            <text:p text:style-name="P30"><text:span text:style-name="T100">Name</text:span><text:span text:style-name="T67"> #</text:span><text:span text:style-name="T66">varchar</text:span></text:p>
            <text:p text:style-name="P30"><text:span text:style-name="T101">code</text:span><text:span text:style-name="T66"> #varchar</text:span></text:p>
            <text:p text:style-name="P43"/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28">Provinces #<text:span text:style-name="T25">table</text:span> <text:span text:style-name="T25">T_province </text:span></text:p>
                </table:table-cell>
              </table:table-row>
              <table:table-row table:style-name="Table17.2">
                <table:table-cell table:style-name="Table17.A2" office:value-type="string">
                  <text:p text:style-name="P12"><text:span text:style-name="T12">n</text:span><text:span text:style-name="T2">ame</text:span> <text:span text:style-name="T74">#varchar</text:span></text:p>
                  <text:p text:style-name="P15"><text:span text:style-name="T2">capital</text:span> #varc<text:span text:style-name="T75">har</text:span></text:p>
                  <text:p text:style-name="P15"/>
                  <table:table table:name="Table20" table:style-name="Table20">
                    <table:table-column table:style-name="Table20.A"/>
                    <table:table-row>
                      <table:table-cell table:style-name="Table20.A1" office:value-type="string">
                        <text:p text:style-name="P16"><text:span text:style-name="T2">Moutains</text:span> #table T_mountain </text:p>
                      </table:table-cell>
                    </table:table-row>
                    <table:table-row>
                      <table:table-cell table:style-name="Table20.A2" office:value-type="string">
                        <text:p text:style-name="P17"><text:span text:style-name="T2">Name</text:span> <text:span text:style-name="T77">#</text:span>var<text:span text:style-name="T76">char</text:span></text:p>
                        <text:p text:style-name="P18"><text:span text:style-name="T2">height</text:span> #number</text:p>
                      </table:table-cell>
                    </table:table-row>
                  </table:table>
                  <text:p text:style-name="P26"/>
                  <table:table table:name="Table21" table:style-name="Table21">
                    <table:table-column table:style-name="Table21.A"/>
                    <table:table-header-rows>
                      <table:table-row>
                        <table:table-cell table:style-name="Table21.A1" office:value-type="string">
                          <text:p text:style-name="P20"><text:span text:style-name="T2">Derserts</text:span> #table T_Dersert</text:p>
                        </table:table-cell>
                      </table:table-row>
                    </table:table-header-rows>
                    <table:table-row table:style-name="Table21.2">
                      <table:table-cell table:style-name="Table21.A2" office:value-type="string">
                        <text:p text:style-name="P21"><text:span text:style-name="T2">Name</text:span> #varchar </text:p>
                        <text:p text:style-name="P21"><text:span text:style-name="T2">area</text:span> #number </text:p>
                      </table:table-cell>
                    </table:table-row>
                  </table:table>
                  <text:p text:style-name="P22"/>
                  <text:p text:style-name="P22"/>
                  <table:table table:name="Table22" table:style-name="Table22">
                    <table:table-column table:style-name="Table22.A"/>
                    <table:table-row>
                      <table:table-cell table:style-name="Table22.A1" office:value-type="string">
                        <text:p text:style-name="P23"><text:span text:style-name="T2">Islands</text:span> #table T_Island </text:p>
                      </table:table-cell>
                    </table:table-row>
                    <table:table-row>
                      <table:table-cell table:style-name="Table22.A2" office:value-type="string">
                        <text:p text:style-name="P24"><text:span text:style-name="T2">Name</text:span> #varchar </text:p>
                        <table:table table:name="Table23" table:style-name="Table23">
                          <table:table-column table:style-name="Table23.A"/>
                          <table:table-row>
                            <table:table-cell table:style-name="Table23.A1" office:value-type="string">
                              <text:p text:style-name="P25"><text:span text:style-name="T2">Coordinates</text:span> #T_Coordinate<text:span text:style-name="T102">s</text:span></text:p>
                            </table:table-cell>
                          </table:table-row>
                          <table:table-row>
                            <table:table-cell table:style-name="Table23.A2" office:value-type="string">
                              <text:p text:style-name="P36">Longitude <text:s/><text:span text:style-name="T25">#numeber</text:span></text:p>
                              <text:p text:style-name="P36">Latitude #<text:span text:style-name="T26">number</text:span></text:p>
                            </table:table-cell>
                          </table:table-row>
                        </table:table>
                        <text:p text:style-name="P25"/>
                      </table:table-cell>
                    </table:table-row>
                  </table:table>
                  <text:p text:style-name="P12"/>
                </table:table-cell>
              </table:table-row>
            </table:table>
            <text:p text:style-name="P43"/>
            <text:p text:style-name="P38"><text:span text:style-name="T25">function </text:span><text:span text:style-name="T66">g</text:span><text:span text:style-name="T25">eos return #T_geo</text:span></text:p>
            <text:p text:style-name="P44">function peak return #number</text:p>
            <text:p text:style-name="P39"><text:span text:style-name="T66">f</text:span><text:span text:style-name="T25">unction contCountries return #T_ContCountry</text:span></text:p>
            <text:p text:style-name="P31"/>
          </table:table-cell>
          <table:covered-table-cell/>
        </table:table-row>
      </table:table>
      <text:list xml:id="list123438239194225" text:continue-numbering="true" text:style-name="L1">
        <text:list-header>
          <text:p text:style-name="P67"/>
        </text:list-header>
      </text:list>
      <text:p text:style-name="P57"><text:tab/><text:tab/></text:p>
      <text:list xml:id="list123439409125852" text:continue-numbering="true" text:style-name="L1">
        <text:list-item>
          <text:p text:style-name="P73">Exercice3:</text:p>
          <text:p text:style-name="P7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7T20:57:44.277709219</meta:creation-date>
    <dc:date>2020-12-18T12:34:37.334159990</dc:date>
    <meta:editing-duration>PT13H50M34S</meta:editing-duration>
    <meta:editing-cycles>281</meta:editing-cycles>
    <meta:generator>LibreOffice/6.1.5.2$Linux_X86_64 LibreOffice_project/10$Build-2</meta:generator>
    <meta:document-statistic meta:table-count="22" meta:image-count="0" meta:object-count="0" meta:page-count="4" meta:paragraph-count="85" meta:word-count="694" meta:character-count="4422" meta:non-whitespace-character-count="3759"/>
  </office:meta>
</office:document-meta>
</file>